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paragraph-rsid="0007629b"/>
    </style:style>
    <style:style style:name="P2" style:family="paragraph" style:parent-style-name="Standard" style:list-style-name="L1">
      <style:text-properties officeooo:paragraph-rsid="0007629b"/>
    </style:style>
    <style:style style:name="P3" style:family="paragraph" style:parent-style-name="Standard" style:list-style-name="L1">
      <style:text-properties officeooo:paragraph-rsid="000a3c39"/>
    </style:style>
    <style:style style:name="P4" style:family="paragraph" style:parent-style-name="Standard" style:list-style-name="L1">
      <style:text-properties officeooo:paragraph-rsid="000be51b"/>
    </style:style>
    <style:style style:name="T1" style:family="text">
      <style:text-properties officeooo:rsid="0007629b"/>
    </style:style>
    <style:style style:name="T2" style:family="text">
      <style:text-properties officeooo:rsid="00086310"/>
    </style:style>
    <style:style style:name="T3" style:family="text">
      <style:text-properties officeooo:rsid="000a3c39"/>
    </style:style>
    <style:style style:name="T4" style:family="text">
      <style:text-properties officeooo:rsid="000be51b"/>
    </style:style>
    <style:style style:name="T5" style:family="text">
      <style:text-properties officeooo:rsid="000d6d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роверить:</text:span></text:p>
      <text:p text:style-name="P1"><text:span text:style-name="T1"><text:tab/></text:span><text:span text:style-name="T3">Пространственное встраивание</text:span></text:p>
      <text:list xml:id="list1046453931" text:style-name="L1">
        <text:list-item>
          <text:p text:style-name="P2"><text:span text:style-name="T1">Применение спектральной плотности мощности </text:span><text:span text:style-name="T2">и др. </text:span><text:span text:style-name="T1">(</text:span><text:a xlink:type="simple" xlink:href="http://swsys.ru/index.php?page=article&amp;id=555"><text:span text:style-name="T1">http://swsys.ru/index.php?page=article&amp;id=555</text:span></text:a><text:span text:style-name="T1">)</text:span></text:p>
        </text:list-item>
        <text:list-item>
          <text:p text:style-name="P2"><text:span text:style-name="T1">Применение дельта-модулятора для выявления подходящей абсолютной величины для анализа пространственного стего из списка: случайный двоичный процесс, случайный многоразрядный порцесс (распр. Гаусса), шифрованный сигнал (различные алгоритмы).</text:span></text:p>
          <text:p text:style-name="P4"><text:span text:style-name="T3">Частотное встраивание</text:span></text:p>
        </text:list-item>
        <text:list-item text:start-value="1">
          <text:p text:style-name="P4"><text:span text:style-name="T3">Ядро матрицы, </text:span><text:span text:style-name="T5">детерминант - перманент, </text:span><text:span text:style-name="T3">ранг матрицы, Нормы(L,M,...) </text:span><text:span text:style-name="T4">и чисел обусловленности матрицы(http://www.realcoding.net/teach/Matlab/Glava%2011/Index2.htm)</text:span><text:span text:style-name="T3">, определители (Вандермонда,...), </text:span><text:span text:style-name="T4">факторизация матрицы,</text:span><text:span text:style-name="T3"> </text:span></text:p>
        </text:list-item>
        <text:list-item>
          <text:p text:style-name="P4"><text:span text:style-name="T4">Работа с разреженными матрицами (</text:span><text:a xlink:type="simple" xlink:href="http://www.exponenta.ru/soft/matlab/potemkin/book2/chapter9/contens.asp"><text:span text:style-name="T4">http://www.exponenta.ru/soft/matlab/potemkin/book2/chapter9/contens.asp</text:span></text:a><text:span text:style-name="T4">)</text:span></text:p>
        </text:list-item>
        <text:list-item>
          <text:p text:style-name="P4"><text:span text:style-name="T4"/></text:p>
          <text:p text:style-name="P3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7T12:21:29</meta:creation-date>
    <meta:generator>OpenOffice.org/3.2$Linux OpenOffice.org_project/320m19$Build-9505</meta:generator>
    <dc:date>2010-12-07T17:14:03</dc:date>
    <meta:editing-duration>PT04H52M40S</meta:editing-duration>
    <meta:editing-cycles>4</meta:editing-cycles>
    <meta:document-statistic meta:table-count="0" meta:image-count="0" meta:object-count="0" meta:page-count="1" meta:paragraph-count="7" meta:word-count="62" meta:character-count="726"/>
  </office:meta>
</office:document-meta>
</file>